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in" fo:margin-bottom="0in" loext:contextual-spacing="false"/>
    </style:style>
    <style:style style:name="P2" style:family="paragraph" style:parent-style-name="Text_20_body">
      <style:paragraph-properties style:writing-mode="lr-tb"/>
    </style:style>
    <style:style style:name="Sect1" style:family="section">
      <style:section-properties fo:margin-left="0in" fo:margin-right="0in"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a xlink:type="simple" xlink:href="javascript:void(0)" text:style-name="Internet_20_link" text:visited-style-name="Visited_20_Internet_20_Link">4-2 Discussion: Reproducible Research</text:a> </text:h>
      <text:p text:style-name="P1">Is Highlighted</text:p>
      <text:p text:style-name="P1">Michael Surdek posted Jan 25, 2022 4:42 PM</text:p>
      <text:section text:style-name="Sect1" text:name="d2l_30_7_152">
        <text:p text:style-name="P1"><text:bookmark text:name="d2l_30_6_652"/></text:p>
      </text:section>
      <text:section text:style-name="Sect1" text:name="d2l_30_8_392">
        <text:p text:style-name="P2">Prior to the 21st century, nearly all academic research was presented in static documents such as papers, journals, and books. This approach provided students and academics a sufficient learning experience, allowed them to stay up to date on new topics and findings, and ideally sparked ideas for additional studies and experiments. However, this approach became limited as the academic process became more dependent on computer programs and data, both of which continue to grow in size and complexity. For this reason, static documents in academia today force "the audience [to be] separated from the actions and details of the algorithm and often...to make assumptions about the precise computational details." (Gentleman, 2004) In recent years, public servers have become available as a potential solution to aforementioned issues of static documents.</text:p>
        <text:p text:style-name="P2">These servers can indefinitely host a repository that includes all of the files that create the final research publication. The repository is better known as a compendium, which includes the data, text, and code that produces a static document as well as any auxiliary software that the user is not expected to have on their machine. One of the benefits of the compendium concept is that it can support various markup languages including XML and nearly any high-level programming language such as R, Perl, and Python. (Gentleman, 2004) My personal preference for reproducible research is the rmarkdown package in R. Rmarkdown is a system that allows a researcher to combine readable text with code chunks of any programming language, all of which can be knitted into a single publication-ready document. (Schmidt, 2015) A simple rmarkdown document is all a user would need to understand the fine details of a research project, as the text describes the process and the code points to other locations in the compendium that are also available to the user.</text:p>
        <text:p text:style-name="P2">Although the most important time to consider reproducibility of research is before final publication, it is often beneficial to start thinking about its applicability throughout the entire research process. It is much easier to produce reproducible research when all steps of the project have been undertaken with reproducibility in mind. Additionally, reproducible research is not only for the purpose of better understanding, but also for the user to be able to view and even extend the research as they wish.</text:p>
        <text:p text:style-name="P2">Gentleman, R and Lang, D. 2004. <text:span text:style-name="Emphasis">Statistical Analyses and Reproducible Research</text:span>. Bioconductor Project Working Papers. Retrieved from <text:a xlink:type="simple" xlink:href="http://snhu-media.snhu.edu/files/course_repository/graduate/dat/dat640/dat640_statistical_analyses_and_reproducible_research.pdf" text:style-name="Internet_20_link" text:visited-style-name="Visited_20_Internet_20_Link">http://snhu-media.snhu.edu/files/course_repository/graduate/dat/dat640/dat640_statistical_analyses_and_reproducible_research.pdf</text:a></text:p>
        <text:p text:style-name="P2">Schmidt, Marian. 2015. <text:span text:style-name="Emphasis">Reproducible Research Using RMarkdown and Git through RStudio</text:span>. RPub. Retrieved from <text:a xlink:type="simple" xlink:href="https://rpubs.com/marschmi/105639" text:style-name="Internet_20_link" text:visited-style-name="Visited_20_Internet_20_Link">https://rpubs.com/marschmi/105639</text:a></text:p>
      </text:section>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5T16:44:12.617389987</meta:creation-date>
    <dc:date>2022-01-25T16:44:49.246531022</dc:date>
    <meta:editing-duration>PT37S</meta:editing-duration>
    <meta:editing-cycles>1</meta:editing-cycles>
    <meta:document-statistic meta:table-count="0" meta:image-count="0" meta:object-count="0" meta:page-count="1" meta:paragraph-count="8" meta:word-count="430" meta:character-count="2913" meta:non-whitespace-character-count="2490"/>
    <meta:generator>LibreOffice/6.4.7.2$Linux_X86_64 LibreOffice_project/40$Build-2</meta:generator>
  </office:meta>
</office:document-meta>
</file>